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97a15a6" officeooo:paragraph-rsid="0a69143f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5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6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1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e1e08d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DejaVu Sans" officeooo:paragraph-rsid="0b6590ba"/>
    </style:style>
    <style:style style:name="P48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0" style:family="paragraph" style:parent-style-name="Standard">
      <style:text-properties style:font-name="DejaVu Sans" officeooo:paragraph-rsid="0ba2cc3c"/>
    </style:style>
    <style:style style:name="P51" style:family="paragraph" style:parent-style-name="Standard">
      <style:text-properties style:font-name="DejaVu Sans" officeooo:paragraph-rsid="0f4a8c12"/>
    </style:style>
    <style:style style:name="P52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3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4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5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5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5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3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6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6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66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67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68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69" style:family="paragraph" style:parent-style-name="Standard">
      <style:paragraph-properties fo:break-before="column"/>
      <style:text-properties style:font-name="DejaVu Sans" fo:font-weight="bold" officeooo:rsid="0b544eed" officeooo:paragraph-rsid="0c4d7f38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77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78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9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weight="normal" officeooo:rsid="0e2ab47c" style:font-weight-asian="normal" style:font-weight-complex="normal"/>
    </style:style>
    <style:style style:name="T88" style:family="text">
      <style:text-properties fo:font-weight="normal" officeooo:rsid="0f1b8d80" style:font-weight-asian="normal" style:font-weight-complex="normal"/>
    </style:style>
    <style:style style:name="T89" style:family="text">
      <style:text-properties fo:font-weight="normal" officeooo:rsid="0f1f655b" style:font-weight-asian="normal" style:font-weight-complex="normal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97a15a6" style:font-style-asian="italic" style:font-style-complex="italic"/>
    </style:style>
    <style:style style:name="T97" style:family="text">
      <style:text-properties fo:font-style="italic" officeooo:rsid="0b8ddee7" style:font-style-asian="italic" style:font-style-complex="italic"/>
    </style:style>
    <style:style style:name="T98" style:family="text">
      <style:text-properties fo:font-style="italic" officeooo:rsid="0716bceb" style:font-style-asian="italic" style:font-style-complex="italic"/>
    </style:style>
    <style:style style:name="T99" style:family="text">
      <style:text-properties fo:font-style="italic" officeooo:rsid="09204535" style:font-style-asian="italic" style:font-style-complex="italic"/>
    </style:style>
    <style:style style:name="T100" style:family="text">
      <style:text-properties fo:font-style="italic" officeooo:rsid="083c8ada" style:font-style-asian="italic" style:font-style-complex="italic"/>
    </style:style>
    <style:style style:name="T101" style:family="text">
      <style:text-properties fo:font-style="italic" officeooo:rsid="0ce6ed8d" style:font-style-asian="italic" style:font-style-complex="italic"/>
    </style:style>
    <style:style style:name="T102" style:family="text">
      <style:text-properties fo:font-style="italic" officeooo:rsid="08388490" style:font-style-asian="italic" style:font-style-complex="italic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716bceb" style:font-style-asian="normal" style:font-style-complex="normal"/>
    </style:style>
    <style:style style:name="T105" style:family="text">
      <style:text-properties fo:font-style="normal" officeooo:rsid="0b3d8491" style:font-style-asian="normal" style:font-style-complex="normal"/>
    </style:style>
    <style:style style:name="T106" style:family="text">
      <style:text-properties fo:font-style="normal" officeooo:rsid="071c4ff5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officeooo:rsid="0c5924ef" style:font-style-asian="normal" style:font-style-complex="normal"/>
    </style:style>
    <style:style style:name="T148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50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51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fo:font-size="9pt" fo:font-weight="normal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70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71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72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73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74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175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176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177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f691242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f6ab8b8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f6c3279" style:font-size-asian="9pt" style:font-weight-asian="normal" style:font-size-complex="9pt" style:font-weight-complex="normal"/>
    </style:style>
    <style:style style:name="T184" style:family="text">
      <style:text-properties fo:font-size="9pt" style:font-size-asian="9pt" style:font-size-complex="9pt"/>
    </style:style>
    <style:style style:name="T185" style:family="text">
      <style:text-properties fo:font-size="9pt" officeooo:rsid="0716bceb" style:font-size-asian="9pt" style:font-size-complex="9pt"/>
    </style:style>
    <style:style style:name="T186" style:family="text">
      <style:text-properties fo:font-size="9pt" officeooo:rsid="071b3c17" style:font-size-asian="9pt" style:font-size-complex="9pt"/>
    </style:style>
    <style:style style:name="T187" style:family="text">
      <style:text-properties fo:font-size="9pt" officeooo:rsid="071c4ff5" style:font-size-asian="9pt" style:font-size-complex="9pt"/>
    </style:style>
    <style:style style:name="T188" style:family="text">
      <style:text-properties fo:font-size="9pt" officeooo:rsid="082e99d0" style:font-size-asian="9pt" style:font-size-complex="9pt"/>
    </style:style>
    <style:style style:name="T189" style:family="text">
      <style:text-properties fo:font-size="9pt" officeooo:rsid="0b49f672" style:font-size-asian="9pt" style:font-size-complex="9pt"/>
    </style:style>
    <style:style style:name="T190" style:family="text">
      <style:text-properties fo:font-size="9pt" officeooo:rsid="0b4a29b0" style:font-size-asian="9pt" style:font-size-complex="9pt"/>
    </style:style>
    <style:style style:name="T191" style:family="text">
      <style:text-properties fo:font-size="9pt" officeooo:rsid="0b4b9307" style:font-size-asian="9pt" style:font-size-complex="9pt"/>
    </style:style>
    <style:style style:name="T192" style:family="text">
      <style:text-properties fo:font-size="9pt" officeooo:rsid="0bc7b627" style:font-size-asian="9pt" style:font-size-complex="9pt"/>
    </style:style>
    <style:style style:name="T193" style:family="text">
      <style:text-properties fo:font-size="9pt" officeooo:rsid="0c204544" style:font-size-asian="9pt" style:font-size-complex="9pt"/>
    </style:style>
    <style:style style:name="T194" style:family="text">
      <style:text-properties fo:font-size="9pt" officeooo:rsid="0c2f6408" style:font-size-asian="9pt" style:font-size-complex="9pt"/>
    </style:style>
    <style:style style:name="T195" style:family="text">
      <style:text-properties fo:font-size="9pt" officeooo:rsid="0c8ed370" style:font-size-asian="9pt" style:font-size-complex="9pt"/>
    </style:style>
    <style:style style:name="T196" style:family="text">
      <style:text-properties fo:font-size="9pt" officeooo:rsid="0c922193" style:font-size-asian="9pt" style:font-size-complex="9pt"/>
    </style:style>
    <style:style style:name="T197" style:family="text">
      <style:text-properties fo:font-size="9pt" officeooo:rsid="0c96c4d2" style:font-size-asian="9pt" style:font-size-complex="9pt"/>
    </style:style>
    <style:style style:name="T198" style:family="text">
      <style:text-properties fo:font-size="9pt" officeooo:rsid="0d35e816" style:font-size-asian="9pt" style:font-size-complex="9pt"/>
    </style:style>
    <style:style style:name="T199" style:family="text">
      <style:text-properties fo:font-size="9pt" officeooo:rsid="0d7023ee" style:font-size-asian="9pt" style:font-size-complex="9pt"/>
    </style:style>
    <style:style style:name="T200" style:family="text">
      <style:text-properties fo:font-size="9pt" officeooo:rsid="0dcd2eca" style:font-size-asian="9pt" style:font-size-complex="9pt"/>
    </style:style>
    <style:style style:name="T201" style:family="text">
      <style:text-properties fo:font-size="9pt" officeooo:rsid="0dd22b58" style:font-size-asian="9pt" style:font-size-complex="9pt"/>
    </style:style>
    <style:style style:name="T202" style:family="text">
      <style:text-properties fo:font-size="9pt" officeooo:rsid="0ee933e9" style:font-size-asian="9pt" style:font-size-complex="9pt"/>
    </style:style>
    <style:style style:name="T203" style:family="text">
      <style:text-properties fo:font-size="9pt" officeooo:rsid="0eea3487" style:font-size-asian="9pt" style:font-size-complex="9pt"/>
    </style:style>
    <style:style style:name="T204" style:family="text">
      <style:text-properties fo:font-size="9pt" officeooo:rsid="0f219d1e" style:font-size-asian="9pt" style:font-size-complex="9pt"/>
    </style:style>
    <style:style style:name="T205" style:family="text">
      <style:text-properties fo:font-size="9pt" officeooo:rsid="0f248f3d" style:font-size-asian="9pt" style:font-size-complex="9pt"/>
    </style:style>
    <style:style style:name="T206" style:family="text">
      <style:text-properties fo:font-size="9pt" officeooo:rsid="0f263a52" style:font-size-asian="9pt" style:font-size-complex="9pt"/>
    </style:style>
    <style:style style:name="T207" style:family="text">
      <style:text-properties fo:font-size="9pt" officeooo:rsid="0f29bbc1" style:font-size-asian="9pt" style:font-size-complex="9pt"/>
    </style:style>
    <style:style style:name="T208" style:family="text">
      <style:text-properties fo:font-size="9pt" officeooo:rsid="0f2aba3c" style:font-size-asian="9pt" style:font-size-complex="9pt"/>
    </style:style>
    <style:style style:name="T209" style:family="text">
      <style:text-properties fo:font-size="9pt" officeooo:rsid="06f66ded" style:font-size-asian="9pt" style:font-size-complex="9pt"/>
    </style:style>
    <style:style style:name="T210" style:family="text">
      <style:text-properties fo:font-size="9pt" officeooo:rsid="0f60f761" style:font-size-asian="9pt" style:font-size-complex="9pt"/>
    </style:style>
    <style:style style:name="T21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24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style:font-size-asian="9pt" style:font-style-asian="normal" style:font-size-complex="9pt" style:font-style-complex="normal"/>
    </style:style>
    <style:style style:name="T31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1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1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20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21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22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23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24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25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26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27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28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29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30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31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32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33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54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weight="bold" style:font-size-asian="9pt" style:font-weight-asian="bold" style:font-size-complex="9pt" style:font-weight-complex="bold"/>
    </style:style>
    <style:style style:name="T356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57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58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59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60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61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62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63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64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6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66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67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68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69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37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71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72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73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374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375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376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377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378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379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380" style:family="text">
      <style:text-properties officeooo:rsid="0716bceb"/>
    </style:style>
    <style:style style:name="T381" style:family="text">
      <style:text-properties officeooo:rsid="08388490"/>
    </style:style>
    <style:style style:name="T382" style:family="text">
      <style:text-properties officeooo:rsid="09fc0454"/>
    </style:style>
    <style:style style:name="T383" style:family="text">
      <style:text-properties style:text-underline-style="none" fo:font-weight="normal" style:font-weight-asian="normal" style:font-weight-complex="normal"/>
    </style:style>
    <style:style style:name="T384" style:family="text">
      <style:text-properties style:text-underline-style="none" fo:font-weight="normal" officeooo:rsid="0b566c66" style:font-weight-asian="normal" style:font-weight-complex="normal"/>
    </style:style>
    <style:style style:name="T385" style:family="text">
      <style:text-properties style:text-underline-style="none" fo:font-weight="normal" officeooo:rsid="0b56a798" style:font-weight-asian="normal" style:font-weight-complex="normal"/>
    </style:style>
    <style:style style:name="T386" style:family="text">
      <style:text-properties style:text-underline-style="none" fo:font-weight="normal" officeooo:rsid="0b56ffad" style:font-weight-asian="normal" style:font-weight-complex="normal"/>
    </style:style>
    <style:style style:name="T387" style:family="text">
      <style:text-properties style:text-underline-style="none" fo:font-weight="normal" officeooo:rsid="0b5ae17c" style:font-weight-asian="normal" style:font-weight-complex="normal"/>
    </style:style>
    <style:style style:name="T388" style:family="text">
      <style:text-properties style:text-underline-style="none" fo:font-weight="normal" officeooo:rsid="0b5b43a8" style:font-weight-asian="normal" style:font-weight-complex="normal"/>
    </style:style>
    <style:style style:name="T389" style:family="text">
      <style:text-properties style:text-underline-style="none" fo:font-weight="normal" officeooo:rsid="0b5d4797" style:font-weight-asian="normal" style:font-weight-complex="normal"/>
    </style:style>
    <style:style style:name="T390" style:family="text">
      <style:text-properties style:text-underline-style="none" fo:font-weight="normal" officeooo:rsid="0b6073ba" style:font-weight-asian="normal" style:font-weight-complex="normal"/>
    </style:style>
    <style:style style:name="T391" style:family="text">
      <style:text-properties style:text-underline-style="none" fo:font-weight="normal" officeooo:rsid="0b61dc80" style:font-weight-asian="normal" style:font-weight-complex="normal"/>
    </style:style>
    <style:style style:name="T392" style:family="text">
      <style:text-properties style:text-underline-style="none" fo:font-weight="normal" officeooo:rsid="0b69438f" style:font-weight-asian="normal" style:font-weight-complex="normal"/>
    </style:style>
    <style:style style:name="T393" style:family="text">
      <style:text-properties style:text-underline-style="none" fo:font-weight="normal" officeooo:rsid="0b69ea75" style:font-weight-asian="normal" style:font-weight-complex="normal"/>
    </style:style>
    <style:style style:name="T394" style:family="text">
      <style:text-properties style:text-underline-style="none" fo:font-weight="normal" officeooo:rsid="0b6d0886" style:font-weight-asian="normal" style:font-weight-complex="normal"/>
    </style:style>
    <style:style style:name="T395" style:family="text">
      <style:text-properties style:text-underline-style="none" fo:font-weight="normal" officeooo:rsid="0b81b1cf" style:font-weight-asian="normal" style:font-weight-complex="normal"/>
    </style:style>
    <style:style style:name="T396" style:family="text">
      <style:text-properties style:text-underline-style="none" fo:font-weight="normal" officeooo:rsid="0b86463d" style:font-weight-asian="normal" style:font-weight-complex="normal"/>
    </style:style>
    <style:style style:name="T397" style:family="text">
      <style:text-properties style:text-underline-style="none" fo:font-weight="normal" officeooo:rsid="0b8ab976" style:font-weight-asian="normal" style:font-weight-complex="normal"/>
    </style:style>
    <style:style style:name="T398" style:family="text">
      <style:text-properties style:text-underline-style="none" fo:font-weight="normal" officeooo:rsid="0b8c78ef" style:font-weight-asian="normal" style:font-weight-complex="normal"/>
    </style:style>
    <style:style style:name="T399" style:family="text">
      <style:text-properties style:text-underline-style="none" fo:font-weight="normal" officeooo:rsid="0c5924ef" style:font-weight-asian="normal" style:font-weight-complex="normal"/>
    </style:style>
    <style:style style:name="T400" style:family="text">
      <style:text-properties style:text-underline-style="none" fo:font-weight="normal" officeooo:rsid="0c65a08e" style:font-weight-asian="normal" style:font-weight-complex="normal"/>
    </style:style>
    <style:style style:name="T401" style:family="text">
      <style:text-properties style:text-underline-style="none" fo:font-weight="normal" officeooo:rsid="0c67322e" style:font-weight-asian="normal" style:font-weight-complex="normal"/>
    </style:style>
    <style:style style:name="T402" style:family="text">
      <style:text-properties style:text-underline-style="none" fo:font-weight="normal" officeooo:rsid="0da53b82" style:font-weight-asian="normal" style:font-weight-complex="normal"/>
    </style:style>
    <style:style style:name="T403" style:family="text">
      <style:text-properties style:text-underline-style="none" fo:font-weight="normal" officeooo:rsid="0da86884" style:font-weight-asian="normal" style:font-weight-complex="normal"/>
    </style:style>
    <style:style style:name="T404" style:family="text">
      <style:text-properties style:text-underline-style="none" fo:font-weight="normal" officeooo:rsid="0daa2847" style:font-weight-asian="normal" style:font-weight-complex="normal"/>
    </style:style>
    <style:style style:name="T405" style:family="text">
      <style:text-properties style:text-underline-style="none" fo:font-weight="normal" officeooo:rsid="0daa4576" style:font-weight-asian="normal" style:font-weight-complex="normal"/>
    </style:style>
    <style:style style:name="T406" style:family="text">
      <style:text-properties style:text-underline-style="none" fo:font-weight="normal" officeooo:rsid="0dad4e6d" style:font-weight-asian="normal" style:font-weight-complex="normal"/>
    </style:style>
    <style:style style:name="T407" style:family="text">
      <style:text-properties style:text-underline-style="none" fo:font-weight="normal" officeooo:rsid="0daf2072" style:font-weight-asian="normal" style:font-weight-complex="normal"/>
    </style:style>
    <style:style style:name="T408" style:family="text">
      <style:text-properties style:text-underline-style="none" fo:font-weight="normal" officeooo:rsid="0db0f4c8" style:font-weight-asian="normal" style:font-weight-complex="normal"/>
    </style:style>
    <style:style style:name="T409" style:family="text">
      <style:text-properties style:text-underline-style="none" fo:font-weight="normal" officeooo:rsid="0db17989" style:font-weight-asian="normal" style:font-weight-complex="normal"/>
    </style:style>
    <style:style style:name="T410" style:family="text">
      <style:text-properties style:text-underline-style="none" fo:font-weight="normal" officeooo:rsid="0db3b9db" style:font-weight-asian="normal" style:font-weight-complex="normal"/>
    </style:style>
    <style:style style:name="T411" style:family="text">
      <style:text-properties style:text-underline-style="none" fo:font-weight="normal" officeooo:rsid="0db54d3a" style:font-weight-asian="normal" style:font-weight-complex="normal"/>
    </style:style>
    <style:style style:name="T412" style:family="text">
      <style:text-properties style:text-underline-style="none" fo:font-weight="normal" officeooo:rsid="0ea25c6b" style:font-weight-asian="normal" style:font-weight-complex="normal"/>
    </style:style>
    <style:style style:name="T413" style:family="text">
      <style:text-properties style:text-underline-style="none" fo:font-weight="normal" officeooo:rsid="0f1665fb" style:font-weight-asian="normal" style:font-weight-complex="normal"/>
    </style:style>
    <style:style style:name="T414" style:family="text">
      <style:text-properties style:text-underline-style="none" fo:font-weight="normal" officeooo:rsid="0f184456" style:font-weight-asian="normal" style:font-weight-complex="normal"/>
    </style:style>
    <style:style style:name="T415" style:family="text">
      <style:text-properties style:text-underline-style="none" fo:font-weight="normal" officeooo:rsid="0f19be6c" style:font-weight-asian="normal" style:font-weight-complex="normal"/>
    </style:style>
    <style:style style:name="T416" style:family="text">
      <style:text-properties style:text-underline-style="none" fo:font-weight="normal" officeooo:rsid="0f2d60ea" style:font-weight-asian="normal" style:font-weight-complex="normal"/>
    </style:style>
    <style:style style:name="T417" style:family="text">
      <style:text-properties style:text-underline-style="none" fo:font-weight="normal" officeooo:rsid="0b333eeb" style:font-weight-asian="normal" style:font-weight-complex="normal"/>
    </style:style>
    <style:style style:name="T418" style:family="text">
      <style:text-properties style:text-underline-style="none" fo:font-weight="normal" officeooo:rsid="0f0c56b4" style:font-weight-asian="normal" style:font-weight-complex="normal"/>
    </style:style>
    <style:style style:name="T419" style:family="text">
      <style:text-properties style:text-underline-style="none" fo:font-weight="normal" officeooo:rsid="0f0eb6c9" style:font-weight-asian="normal" style:font-weight-complex="normal"/>
    </style:style>
    <style:style style:name="T420" style:family="text">
      <style:text-properties style:text-underline-style="none" fo:font-weight="normal" officeooo:rsid="0f21063c" style:font-weight-asian="normal" style:font-weight-complex="normal"/>
    </style:style>
    <style:style style:name="T421" style:family="text">
      <style:text-properties officeooo:rsid="0b8ddee7"/>
    </style:style>
    <style:style style:name="T422" style:family="text">
      <style:text-properties officeooo:rsid="0d09e420"/>
    </style:style>
    <style:style style:name="T423" style:family="text">
      <style:text-properties officeooo:rsid="0dd83591"/>
    </style:style>
    <style:style style:name="T424" style:family="text">
      <style:text-properties officeooo:rsid="0eec9b02"/>
    </style:style>
    <style:style style:name="T425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26" style:family="text">
      <style:text-properties officeooo:rsid="0f6393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7">This playbook </text:span><text:span text:style-name="T88">has</text:span><text:span text:style-name="T87"> what you need to define yourself and drive the story. </text:span><text:span text:style-name="T89">Look it over. </text:span><text:span text:style-name="T417">T</text:span><text:span text:style-name="T418">he last two pages </text:span><text:span text:style-name="T419">cover </text:span><text:span text:style-name="T420">rules, but take a look around first.</text:span></text:p>
      <text:h text:style-name="Heading_20_2" text:outline-level="2">§ <text:span text:style-name="T426">Common </text:span>Resources</text:h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0">⌞</text:span><text:span text:style-name="T93">Think for the camera</text:span><text:span text:style-name="T90">⌝</text:span><text:span text:style-name="T21">. </text:span><text:span text:style-name="T22">You can change or refine this as you play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/>
      <text:p text:style-name="P31"/>
      <text:p text:style-name="P2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26"/>
      <text:p text:style-name="P32">1.</text:p>
      <text:p text:style-name="P32"/>
      <text:p text:style-name="P47"><text:span text:style-name="T278">2</text:span><text:span text:style-name="T215">.</text:span></text:p>
      <text:p text:style-name="P47"><text:span text:style-name="T215"/></text:p>
      <text:p text:style-name="P3"><text:span text:style-name="T423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9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50">could</text:span><text:span text:style-name="T413"> do </text:span><text:span text:style-name="T414">in your </text:span><text:span text:style-name="T415">world</text:span><text:span text:style-name="T413">, but </text:span><text:span text:style-name="T416">most </text:span><text:span text:style-name="T413">don’t know how.</text:span></text:p>
      <text:p text:style-name="P3"><text:span text:style-name="T413"/></text:p>
      <text:p text:style-name="P3"><text:span text:style-name="T413"/></text:p>
      <text:p text:style-name="P4"><text:span text:style-name="T382">Health</text:span> ►<text:span text:style-name="T4"> </text:span><text:span text:style-name="T8">Health </text:span><text:span text:style-name="T9">abstractly </text:span><text:span text:style-name="T107">represents </text:span><text:span text:style-name="T110">the integrity and functionality </text:span><text:span text:style-name="T115">o</text:span><text:span text:style-name="T110">f your body, </text:span><text:span text:style-name="T114">mind, </text:span><text:span text:style-name="T116">and spirit</text:span><text:span text:style-name="T107">. </text:span><text:span text:style-name="T4">When you’re weakened or injured, you </text:span><text:span text:style-name="T274">⌞</text:span><text:span text:style-name="T90">take harm⌝</text:span><text:span text:style-name="T107">, </text:span><text:span text:style-name="T113">which might cause you to lose health</text:span><text:span text:style-name="T107">. </text:span><text:span text:style-name="T109"><text:s/></text:span><text:span text:style-name="T111">W</text:span><text:span text:style-name="T107">hen you </text:span><text:span text:style-name="T111">erase</text:span><text:span text:style-name="T107"> your last </text:span><text:span text:style-name="T112">health</text:span><text:span text:style-name="T107">, </text:span><text:span text:style-name="T274">⌞</text:span><text:span text:style-name="T90">you die⌝</text:span><text:span text:style-name="T107">.</text:span></text:p>
      <text:p text:style-name="P48"/>
      <text:p text:style-name="P5"><text:span text:style-name="T213">● </text:span><text:span text:style-name="T215">1. </text:span><text:span text:style-name="T214">▢ ▢ ▢ <text:s/></text:span><text:span text:style-name="T216">(Human)</text:span></text:p>
      <text:p text:style-name="P6"><text:span text:style-name="T213">△ </text:span><text:span text:style-name="T216">2. </text:span><text:span text:style-name="T214">▢ ▢ ▢ <text:s/></text:span><text:span text:style-name="T216">(Superhuman)</text:span></text:p>
      <text:p text:style-name="P7"><text:span text:style-name="T213">△ </text:span><text:span text:style-name="T217">3</text:span><text:span text:style-name="T216">. </text:span><text:span text:style-name="T214">▢ ▢ ▢ <text:s/></text:span><text:span text:style-name="T216">(</text:span><text:span text:style-name="T217">Boss-tier</text:span><text:span text:style-name="T216">)</text:span></text:p>
      <text:p text:style-name="P7"><text:span text:style-name="T216"/></text:p>
      <text:p text:style-name="P8"><text:span text:style-name="T317">R</text:span><text:span text:style-name="T316">esist </text:span><text:span text:style-name="T214">▢ ▢ </text:span><text:span text:style-name="T316">► </text:span><text:span text:style-name="T211">When you </text:span><text:span text:style-name="T218">make a roll and </text:span><text:span text:style-name="T211">don’t like the complications the GM </text:span><text:span text:style-name="T218">describes</text:span><text:span text:style-name="T212">, </text:span><text:span text:style-name="T211">you can </text:span><text:span text:style-name="T274">⌞</text:span><text:span text:style-name="T365">resist consequences</text:span><text:span text:style-name="T214">⌝</text:span><text:span text:style-name="T211">.</text:span></text:p>
      <text:p text:style-name="P8"><text:span text:style-name="T211"/></text:p>
      <text:p text:style-name="P9"><text:span text:style-name="T320">XP</text:span><text:span text:style-name="T316"> </text:span><text:span text:style-name="T214">▢ ▢ ▢ ▢ ▢ ▢ ▢ ▢ </text:span><text:span text:style-name="T321">►</text:span><text:span text:style-name="T214"> </text:span><text:span text:style-name="T222">You get XP </text:span><text:span text:style-name="T266">mostly for good </text:span><text:span text:style-name="T269">storytelling</text:span><text:span text:style-name="T266">.</text:span><text:span text:style-name="T222"> </text:span><text:span text:style-name="T221">When you fill your last XP, </text:span><text:span text:style-name="T274">⌞</text:span><text:span text:style-name="T366">level up⌝</text:span><text:span text:style-name="T267">.</text:span></text:p>
      <text:h text:style-name="Heading_20_2" text:outline-level="2">§ <text:span text:style-name="T426">Common </text:span>Aptitudes</text:h>
      <text:p text:style-name="P27"><text:span text:style-name="T184">These are </text:span><text:span text:style-name="T189">exciting </text:span><text:span text:style-name="T191">things</text:span><text:span text:style-name="T190"> </text:span><text:span text:style-name="T184">that </text:span><text:span text:style-name="T188">many</text:span><text:span text:style-name="T184"> could </text:span><text:span text:style-name="T204">get good at. </text:span><text:span text:style-name="T205">They broadly cover most things, but no list can be perfect.</text:span></text:p>
      <text:p text:style-name="P27"><text:span text:style-name="T192"/></text:p>
      <text:p text:style-name="P28"><text:span text:style-name="T363">○ </text:span><text:span text:style-name="T364">Expression</text:span><text:span text:style-name="T356"> </text:span><text:span text:style-name="T363">○ ○ ○</text:span><text:span text:style-name="T357"> ►</text:span><text:span text:style-name="T185"> </text:span><text:span text:style-name="T210">C</text:span><text:span text:style-name="T205">reating, </text:span><text:span text:style-name="T206">interpreting,</text:span><text:span text:style-name="T205"> or performing </text:span><text:span text:style-name="T208">representations of emotion or intellect</text:span><text:span text:style-name="T207">.</text:span></text:p>
      <text:p text:style-name="P28"><text:span text:style-name="T207"/></text:p>
      <text:p text:style-name="P29"><text:span text:style-name="T355">○ </text:span><text:span text:style-name="T362">Operation</text:span><text:span text:style-name="T356"> </text:span><text:span text:style-name="T355">○ ○ ○</text:span><text:span text:style-name="T357"> ►</text:span><text:span text:style-name="T184"> </text:span><text:span text:style-name="T202">R</text:span><text:span text:style-name="T193">un</text:span><text:span text:style-name="T195">ning</text:span><text:span text:style-name="T193">, pilot</text:span><text:span text:style-name="T195">ing</text:span><text:span text:style-name="T193">, or command</text:span><text:span text:style-name="T195">ing</text:span><text:span text:style-name="T193"> subtle or intricate </text:span><text:span text:style-name="T197">mechanisms</text:span><text:span text:style-name="T193"> to reap maximum performance.</text:span></text:p>
      <text:p text:style-name="P29"><text:span text:style-name="T193"/></text:p>
      <text:p text:style-name="P33"><text:span text:style-name="T1">○ </text:span><text:span text:style-name="T3">Administration </text:span><text:span text:style-name="T1">○ ○ ○</text:span><text:span text:style-name="T2"> ►</text:span><text:span text:style-name="T380"> Wrangling and managing minutiae—nothing slips through the cracks.</text:span></text:p>
      <text:p text:style-name="P33"/>
      <text:p text:style-name="P39"><text:span text:style-name="T103">○ </text:span><text:span text:style-name="T105">Nurturing</text:span><text:span text:style-name="T106"> </text:span><text:span text:style-name="T103">○ ○ ○ ►</text:span><text:span text:style-name="T107"> </text:span><text:span text:style-name="T137">P</text:span><text:span text:style-name="T119">rovid</text:span><text:span text:style-name="T124">ing</text:span><text:span text:style-name="T119"> just the right</text:span><text:span text:style-name="T118"> </text:span><text:span text:style-name="T122">encouragement, </text:span><text:span text:style-name="T118">support, </text:span><text:span text:style-name="T138">shelter</text:span><text:span text:style-name="T118">, or kick in the ass.</text:span></text:p>
      <text:p text:style-name="P39"><text:span text:style-name="T118"/></text:p>
      <text:p text:style-name="P29"><text:span text:style-name="T357">○ </text:span><text:span text:style-name="T361">Fighting</text:span><text:span text:style-name="T356"> </text:span><text:span text:style-name="T357">○ ○ ○ ►</text:span><text:span text:style-name="T185"> </text:span><text:span text:style-name="T203">C</text:span><text:span text:style-name="T199">oordinating, </text:span><text:span text:style-name="T198">applying, and resisting purposeful </text:span><text:span text:style-name="T200">violence or force with </text:span><text:span text:style-name="T201">scary familiarity.</text:span></text:p>
      <text:p text:style-name="P29"><text:span text:style-name="T201"/></text:p>
      <text:p text:style-name="P29"><text:span text:style-name="T357">○ </text:span><text:span text:style-name="T358">Athletics</text:span><text:span text:style-name="T356"> </text:span><text:span text:style-name="T357">○ ○ ○ ►</text:span><text:span text:style-name="T185"> </text:span><text:span text:style-name="T203">P</text:span><text:span text:style-name="T186">ush</text:span><text:span text:style-name="T196">ing</text:span><text:span text:style-name="T186"> yourself to the limit as you exert your body.</text:span></text:p>
      <text:p text:style-name="P29"><text:span text:style-name="T186"/></text:p>
      <text:p text:style-name="P49"><text:span text:style-name="T357">○ </text:span><text:span text:style-name="T359">Research </text:span><text:span text:style-name="T357">○ ○ ○ ►</text:span><text:span text:style-name="T153"> </text:span><text:span text:style-name="T167">D</text:span><text:span text:style-name="T157">iscover</text:span><text:span text:style-name="T159">ing</text:span><text:span text:style-name="T157">, </text:span><text:span text:style-name="T156">examin</text:span><text:span text:style-name="T159">ing</text:span><text:span text:style-name="T155">, </text:span><text:span text:style-name="T156">and analyz</text:span><text:span text:style-name="T159">ing</text:span><text:span text:style-name="T156"> </text:span><text:span text:style-name="T155">knowledge </text:span><text:span text:style-name="T158">that others would overlook.</text:span></text:p>
      <text:p text:style-name="P49"><text:span text:style-name="T158"/></text:p>
      <text:p text:style-name="P10"><text:span text:style-name="T185">○ </text:span><text:span text:style-name="T194">Engineering</text:span><text:span text:style-name="T187"> </text:span><text:span text:style-name="T185">○ ○ ○ ►</text:span><text:span text:style-name="T153"> </text:span><text:span text:style-name="T167">A</text:span><text:span text:style-name="T228">pply</text:span><text:span text:style-name="T230">ing</text:span><text:span text:style-name="T228"> knowledge and artifice to synthesize </text:span><text:span text:style-name="T253">novel</text:span><text:span text:style-name="T231"> </text:span><text:span text:style-name="T228">techniques </text:span><text:span text:style-name="T229">and</text:span><text:span text:style-name="T228"> artifacts.</text:span></text:p>
      <text:p text:style-name="P10"><text:span text:style-name="T228"/></text:p>
      <text:p text:style-name="P11"><text:span text:style-name="T318">○ </text:span><text:span text:style-name="T324">Relations</text:span><text:span text:style-name="T319"> </text:span><text:span text:style-name="T318">○ ○ ○ ►</text:span><text:span text:style-name="T213"> </text:span><text:span text:style-name="T275">M</text:span><text:span text:style-name="T260">anipulating</text:span><text:span text:style-name="T223">,</text:span><text:span text:style-name="T232"> </text:span><text:span text:style-name="T234">negotiating, </text:span><text:span text:style-name="T259">or navigating</text:span><text:span text:style-name="T223"> </text:span><text:span text:style-name="T315">interpersonal</text:span><text:span text:style-name="T261"> relationship</text:span><text:span text:style-name="T315">s</text:span><text:span text:style-name="T225"> </text:span><text:span text:style-name="T223">with </text:span><text:span text:style-name="T264">deep </text:span><text:span text:style-name="T262">empathy</text:span><text:span text:style-name="T226"> </text:span><text:span text:style-name="T223">and </text:span><text:span text:style-name="T263">insight</text:span><text:span text:style-name="T223">—</text:span><text:span text:style-name="T246">we</text:span><text:span text:style-name="T245"> get it, you fuck.</text:span></text:p>
      <text:p text:style-name="P11"><text:span text:style-name="T245"/></text:p>
      <text:p text:style-name="P12"><text:span text:style-name="T318">○ </text:span><text:span text:style-name="T322">Shady Shit </text:span><text:span text:style-name="T318">○ ○ ○ ►</text:span><text:span text:style-name="T213"> </text:span><text:span text:style-name="T275">P</text:span><text:span text:style-name="T219">ractic</text:span><text:span text:style-name="T232">ing</text:span><text:span text:style-name="T219"> the </text:span><text:span text:style-name="T234">secret</text:span><text:span text:style-name="T227"> </text:span><text:span text:style-name="T219">tricks of the trade for those who </text:span><text:span text:style-name="T220">lurk </text:span><text:span text:style-name="T224">beyond the edge of polite society</text:span><text:span text:style-name="T219">.</text:span></text:p>
      <text:p text:style-name="P12"><text:span text:style-name="T219"/></text:p>
      <text:p text:style-name="P13"><text:span text:style-name="T318">○ </text:span><text:span text:style-name="T327">🗣</text:span><text:span text:style-name="T323">Spooky </text:span><text:span text:style-name="T322">Shit </text:span><text:span text:style-name="T318">○ ○ ○ ►</text:span><text:span text:style-name="T213"> </text:span><text:span text:style-name="T275">I</text:span><text:span text:style-name="T233">nteracting with the weird, esoteric, and uncanny on its own terms—</text:span><text:span text:style-name="T276">or at least you think so.</text:span></text:p>
      <text:p text:style-name="P13"><text:span text:style-name="T276"/></text:p>
      <text:p text:style-name="P14"><text:span text:style-name="T318">○ </text:span><text:span text:style-name="T327">🗣</text:span><text:span text:style-name="T325">Profession</text:span><text:span text:style-name="T326">al Skills</text:span><text:span text:style-name="T319"> </text:span><text:span text:style-name="T318">○ ○ ○ ►</text:span><text:span text:style-name="T213"> </text:span><text:span text:style-name="T275">A</text:span><text:span text:style-name="T247">pplying </text:span><text:span text:style-name="T249">the </text:span><text:span text:style-name="T270">educated</text:span><text:span text:style-name="T252">, </text:span><text:span text:style-name="T268">practiced, or </text:span><text:span text:style-name="T271">specialized</text:span><text:span text:style-name="T252"> </text:span><text:span text:style-name="T248">knowledge and skills </text:span><text:span text:style-name="T249">of </text:span><text:span text:style-name="T268">your</text:span><text:span text:style-name="T251"> </text:span><text:span text:style-name="T273">trade or </text:span><text:span text:style-name="T272">p</text:span><text:span text:style-name="T268">rofession</text:span><text:span text:style-name="T250">.</text:span></text:p>
      <text:p text:style-name="P14"><text:span text:style-name="T250"/></text:p>
      <text:h text:style-name="Heading_20_2" text:outline-level="2"><text:span text:style-name="T422">§ Story</text:span> Moves</text:h>
      <text:p text:style-name="P50"><text:span text:style-name="T213">“</text:span><text:span text:style-name="T254">Someone” means </text:span><text:span text:style-name="T258">a person or </text:span><text:span text:style-name="T254">anything animate. “</text:span><text:span text:style-name="T256">Something” means </text:span><text:span text:style-name="T265">anything</text:span><text:span text:style-name="T257"> </text:span><text:span text:style-name="T256">inanimate.</text:span></text:p>
      <text:p text:style-name="P34"/>
      <text:p text:style-name="P51"><text:span text:style-name="T371">Fuck ‘em up</text:span><text:span text:style-name="T360"> ►</text:span><text:span text:style-name="T160"> </text:span><text:span text:style-name="T161">You want </text:span><text:span text:style-name="T183">someone to get injured or maybe die</text:span><text:span text:style-name="T161">, </text:span><text:span text:style-name="T162">so y</text:span><text:span text:style-name="T154">ou </text:span><text:span text:style-name="T164">make</text:span><text:span text:style-name="T163"> it happen.</text:span></text:p>
      <text:p text:style-name="P51"><text:span text:style-name="T277"/></text:p>
      <text:p text:style-name="P70"><text:span text:style-name="T372">Compel compliance</text:span><text:span text:style-name="T332"> ► </text:span><text:span text:style-name="T235">You want </text:span><text:span text:style-name="T255">someone</text:span><text:span text:style-name="T235"> </text:span><text:span text:style-name="T240">to </text:span><text:span text:style-name="T235">do </text:span><text:span text:style-name="T243">your will</text:span><text:span text:style-name="T235">, so you </text:span><text:span text:style-name="T242">direct, </text:span><text:span text:style-name="T241">entice, </text:span><text:span text:style-name="T236">coerce, </text:span><text:span text:style-name="T237">or force </text:span><text:span text:style-name="T238">them</text:span><text:span text:style-name="T235">.</text:span></text:p>
      <text:p text:style-name="P70"><text:span text:style-name="T235"/></text:p>
      <text:p text:style-name="P71"><text:span text:style-name="T98">Make it chooch</text:span><text:span text:style-name="T104"> ►</text:span><text:span text:style-name="T108"> </text:span><text:span text:style-name="T126">You want a </text:span><text:span text:style-name="T121">broken, </text:span><text:span text:style-name="T123">unreliable,</text:span><text:span text:style-name="T121"> </text:span><text:span text:style-name="T120">or unfamiliar </text:span><text:span text:style-name="T132">mechanism or </text:span><text:span text:style-name="T108">artifact </text:span><text:span text:style-name="T128">to</text:span><text:span text:style-name="T108"> do </text:span><text:span text:style-name="T126">something useful</text:span><text:span text:style-name="T108">, </text:span><text:span text:style-name="T126">so you </text:span><text:span text:style-name="T129">roll up your sleeves </text:span><text:span text:style-name="T131">and</text:span><text:span text:style-name="T129"> </text:span><text:span text:style-name="T126">get to </text:span><text:span text:style-name="T127">work</text:span><text:span text:style-name="T130">.</text:span></text:p>
      <text:p text:style-name="P71"><text:span text:style-name="T130"/></text:p>
      <text:p text:style-name="P40"><text:span text:style-name="T95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40"><text:span text:style-name="T50"/></text:p>
      <text:p text:style-name="P41"><text:span text:style-name="T99">Get out the way</text:span> ►<text:span text:style-name="T4"> </text:span><text:span text:style-name="T51">You don’t want to </text:span><text:span text:style-name="T92">⌞</text:span><text:span text:style-name="T91">take harm⌝</text:span><text:span text:style-name="T125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1"><text:span text:style-name="T6"/></text:p>
      <text:p text:style-name="P43"><text:span text:style-name="T100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43"><text:span text:style-name="T40"/></text:p>
      <text:p text:style-name="P45"><text:span text:style-name="T95">Medic!</text:span> ►<text:span text:style-name="T4"> </text:span><text:span text:style-name="T133">You want to stabilize </text:span><text:span text:style-name="T134">or improve </text:span><text:span text:style-name="T133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5"><text:span text:style-name="T4"/></text:p>
      <text:p text:style-name="P42"><text:span text:style-name="T95">Scope </text:span><text:span text:style-name="T101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42"><text:span text:style-name="T7"/></text:p>
      <text:p text:style-name="P46"><text:span text:style-name="T95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46"><text:span text:style-name="T62"/></text:p>
      <text:p text:style-name="P44"><text:span text:style-name="T102">Schmooze ‘em</text:span><text:span text:style-name="T381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4"><text:span text:style-name="T55"/></text:p>
      <text:p text:style-name="P72"><text:span text:style-name="T95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72"><text:span text:style-name="T4"/></text:p>
      <text:p text:style-name="P73"><text:span text:style-name="T370">Go dark</text:span><text:span text:style-name="T355"> ►</text:span><text:span text:style-name="T152"> </text:span><text:span text:style-name="T168">You want to avoid the consequences of discovery or detection, </text:span><text:span text:style-name="T169">so you take precautions or </text:span><text:span text:style-name="T170">special </text:span><text:span text:style-name="T169">care.</text:span></text:p>
      <text:p text:style-name="P73"><text:span text:style-name="T169"/></text:p>
      <text:h text:style-name="P80" text:outline-level="2"><text:span text:style-name="T424">§ Common </text:span>Moves</text:h>
      <text:p text:style-name="P15"><text:span text:style-name="T95">Resist consequences</text:span> ►<text:span text:style-name="T4"> </text:span><text:span text:style-name="T71">If y</text:span><text:span text:style-name="T279">ou don’t like the consequences or complications the GM </text:span><text:span text:style-name="T280">describes</text:span><text:span text:style-name="T279"> </text:span><text:span text:style-name="T281">when you </text:span><text:span text:style-name="T328">🡖🡓</text:span><text:span text:style-name="T212"> </text:span><text:span text:style-name="T282">on a </text:span><text:span text:style-name="T274">⌞</text:span><text:span text:style-name="T282">story move⌝,</text:span><text:span text:style-name="T212"> </text:span><text:span text:style-name="T218">speak up and </text:span><text:span text:style-name="T329">s</text:span><text:span text:style-name="T330">pend 1 Resist</text:span><text:span text:style-name="T283"> to </text:span><text:span text:style-name="T284">insist they invent something less drastic </text:span><text:span text:style-name="T285">instead. </text:span><text:span text:style-name="T286">This isn’t the same as </text:span><text:span text:style-name="T274">⌞</text:span><text:span text:style-name="T369">dispute fiction⌝</text:span><text:span text:style-name="T286">; resist consequences whenever you think it’s </text:span><text:span text:style-name="T287">advantageous</text:span><text:span text:style-name="T286"> </text:span><text:span text:style-name="T288">in-game.</text:span></text:p>
      <text:p text:style-name="P15"><text:span text:style-name="T288"/></text:p>
      <text:p text:style-name="P17"><text:span text:style-name="T96">Buy </text:span><text:span text:style-name="T95">Resist</text:span> ►<text:span text:style-name="T4"> </text:span><text:span text:style-name="T80">Any time you make a </text:span><text:span text:style-name="T274">⌞</text:span><text:span text:style-name="T135">story move⌝ and</text:span><text:span text:style-name="T80"> </text:span><text:span text:style-name="T209">🡕</text:span><text:span text:style-name="T328">🡒</text:span><text:span text:style-name="T212">, </text:span><text:span text:style-name="T289">you </text:span><text:span text:style-name="T290">can </text:span><text:span text:style-name="T289">announce that you wish to convert it to </text:span><text:span text:style-name="T328">🡖</text:span><text:span text:style-name="T212"> </text:span><text:span text:style-name="T289">and restore 1 Resist. </text:span><text:span text:style-name="T313">The GM has veto, but you </text:span><text:span text:style-name="T314">should suggest the</text:span><text:span text:style-name="T313"> complication or cost.</text:span></text:p>
      <text:p text:style-name="P17"><text:span text:style-name="T289"/></text:p>
      <text:p text:style-name="P79"><text:span text:style-name="T373">Lead the group</text:span><text:span text:style-name="T383"> ► </text:span><text:span text:style-name="T140">Spend 1 Resist. </text:span><text:span text:style-name="T400">Y</text:span><text:span text:style-name="T399">ou lead </text:span><text:span text:style-name="T401">others </text:span><text:span text:style-name="T399">in a </text:span><text:span text:style-name="T333">⌞</text:span><text:span text:style-name="T140">story move⌝ </text:span><text:span text:style-name="T142">where you’ll succeed or fail as a group</text:span><text:span text:style-name="T140">. </text:span><text:span text:style-name="T141">You r</text:span><text:span text:style-name="T140">oll the move as normal</text:span><text:span text:style-name="T147"> </text:span><text:span text:style-name="T141">and everyone canonically shares your result</text:span><text:span text:style-name="T140">. </text:span><text:span text:style-name="T146">Before you continue the story, use your result from the story move below:</text:span></text:p>
      <text:p text:style-name="P37"/>
      <text:p text:style-name="P74"><text:span text:style-name="T353">🡕</text:span><text:span text:style-name="T334"> You restore 1 Resist </text:span><text:span text:style-name="T335">and continue the story.</text:span></text:p>
      <text:p text:style-name="P76"><text:span text:style-name="T353">🡒🡖</text:span><text:span text:style-name="T336"> </text:span><text:span text:style-name="T337">E</text:span><text:span text:style-name="T338">veryone else rolls the same story move. </text:span><text:span text:style-name="T339">T</text:span><text:span text:style-name="T338">hey are free to describe </text:span><text:span text:style-name="T339">their actions </text:span><text:span text:style-name="T338">individually, </text:span><text:span text:style-name="T340">along with </text:span><text:span text:style-name="T338">what </text:span><text:span text:style-name="T341">aptitudes</text:span><text:span text:style-name="T338"> they’re </text:span><text:span text:style-name="T341">exercising</text:span><text:span text:style-name="T338">. </text:span><text:span text:style-name="T342">Their results don’t change the </text:span><text:span text:style-name="T343">story</text:span><text:span text:style-name="T342">, but i</text:span><text:span text:style-name="T338">f everyone </text:span><text:span text:style-name="T353">🡕🡒🡖</text:span><text:span text:style-name="T425">,</text:span><text:span text:style-name="T344"> </text:span><text:span text:style-name="T338">you </text:span><text:span text:style-name="T345">restore</text:span><text:span text:style-name="T338"> 1 Resist.</text:span></text:p>
      <text:p text:style-name="P75"><text:span text:style-name="T338"/></text:p>
      <text:p text:style-name="P16"/>
      <text:p text:style-name="P68"><text:span text:style-name="T95">Take harm</text:span> ► <text:span text:style-name="T81">You take </text:span><text:span text:style-name="T274">⌞</text:span><text:span text:style-name="T136">harm</text:span><text:span text:style-name="T291">⌝</text:span><text:span text:style-name="T81"> when you’re injured or hurt in some way (or if a move says so). </text:span><text:span text:style-name="T292">Unless a move says specifically how much harm </text:span><text:span text:style-name="T293">you take</text:span><text:span text:style-name="T292">, </text:span><text:span text:style-name="T294">use the </text:span><text:span text:style-name="T295">harm scale </text:span><text:span text:style-name="T291">in the Meta playbook.</text:span></text:p>
      <text:p text:style-name="P35"/>
      <text:p text:style-name="P18"><text:span text:style-name="T291">W</text:span><text:span text:style-name="T211">hen you take harm, </text:span><text:span text:style-name="T296">take these steps:</text:span></text:p>
      <text:p text:style-name="P36"/>
      <text:list xml:id="list3092255436" text:style-name="L1">
        <text:list-item>
          <text:p text:style-name="P66"><text:span text:style-name="T211">Make any moves you </text:span><text:span text:style-name="T354">can</text:span><text:span text:style-name="T211"> make.</text:span></text:p>
        </text:list-item>
        <text:list-item>
          <text:p text:style-name="P55"><text:span text:style-name="T211">Make any moves you </text:span><text:span text:style-name="T354">must</text:span><text:span text:style-name="T211"> make.</text:span></text:p>
        </text:list-item>
        <text:list-item>
          <text:p text:style-name="P60"><text:span text:style-name="T296">Decide </text:span><text:span text:style-name="T297">if you have ⌞armor⌝ that </text:span><text:span text:style-name="T298">applies</text:span><text:span text:style-name="T297">.</text:span></text:p>
        </text:list-item>
        <text:list-item>
          <text:p text:style-name="P56"><text:span text:style-name="T299">If </text:span><text:span text:style-name="T300">now</text:span><text:span text:style-name="T301"> ⌊harm</text:span><text:span text:style-name="T302"> </text:span><text:span text:style-name="T299">≤ 0⌋, </text:span><text:span text:style-name="T303">this move is over. </text:span><text:span text:style-name="T304">Otherwise continue.</text:span></text:p>
        </text:list-item>
        <text:list-item>
          <text:p text:style-name="P57"><text:span text:style-name="T303">T</text:span><text:span text:style-name="T211">ell the GM how much harm you’re taking. They’ll roll </text:span><text:span text:style-name="T305">some dice </text:span><text:span text:style-name="T211">and </text:span><text:span text:style-name="T306">say </text:span><text:span text:style-name="T211">if </text:span><text:span text:style-name="T307">anything changes.</text:span></text:p>
        </text:list-item>
        <text:list-item>
          <text:p text:style-name="P61">Write down any status you may have gotten.</text:p>
        </text:list-item>
        <text:list-item>
          <text:p text:style-name="P61">Lose 1 health for each harm.</text:p>
        </text:list-item>
        <text:list-item>
          <text:p text:style-name="P58"><text:span text:style-name="T211">If you have 0 health, ⌞</text:span><text:span text:style-name="T365">you die⌝</text:span><text:span text:style-name="T211"> </text:span><text:span text:style-name="T308">and this </text:span><text:span text:style-name="T309">move is over.</text:span></text:p>
        </text:list-item>
        <text:list-item>
          <text:p text:style-name="P59"><text:span text:style-name="T211">Make any moves you </text:span><text:span text:style-name="T354">must</text:span><text:span text:style-name="T211"> make when you lose health (vs take harm).</text:span></text:p>
          <text:p text:style-name="P77"><text:span text:style-name="T211"/></text:p>
        </text:list-item>
      </text:list>
      <text:p text:style-name="P52"><text:span text:style-name="T331">A</text:span><text:span text:style-name="T316">rmor ►</text:span><text:span text:style-name="T211"> Armor is </text:span><text:span text:style-name="T310">worn</text:span><text:span text:style-name="T211"> to protect you from </text:span><text:span text:style-name="T274">⌞</text:span><text:span text:style-name="T211">harm⌝. </text:span><text:span text:style-name="T310">Armor has a rating in the range 1-3. </text:span><text:span text:style-name="T311">If it would make sense for your armor to protect you from the kind of harm you’re taking, reduce the harm by the armor’s rating.</text:span></text:p>
      <text:p text:style-name="P38"/>
      <text:p text:style-name="P19"><text:span text:style-name="T346">When determining the rating of armor, look at the </text:span><text:span text:style-name="T347">harm </text:span><text:span text:style-name="T346">scale and decide what </text:span><text:span text:style-name="T348">severity</text:span><text:span text:style-name="T349"> </text:span><text:span text:style-name="T346">of injury the armor would protect you from.</text:span></text:p>
      <text:p text:style-name="P19"><text:span text:style-name="T346"/></text:p>
      <text:p text:style-name="P20"><text:span text:style-name="T95">You die</text:span> ► <text:span text:style-name="T4">You’ve lost your last </text:span><text:span text:style-name="T274">⌞</text:span><text:span text:style-name="T4">health⌝ or a move says </text:span><text:span text:style-name="T117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0"/>
      <text:p text:style-name="P21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33">⌞</text:span><text:span text:style-name="T4">status⌝ of the GM’s choice. </text:span><text:span text:style-name="T16">Explain what happened </text:span><text:span text:style-name="T18">to the group.</text:span></text:p>
      <text:p text:style-name="P21"><text:span text:style-name="T18"/></text:p>
      <text:p text:style-name="P22"/>
      <text:p text:style-name="P69"><text:span text:style-name="T97">Earn </text:span><text:span text:style-name="T95">XP</text:span> ►<text:span text:style-name="T4"> </text:span><text:span text:style-name="T26">When you finish a play session</text:span><text:span text:style-name="T384">, </text:span><text:span text:style-name="T385">it’s time to </text:span><text:span text:style-name="T393">decide</text:span><text:span text:style-name="T385"> what ⌞XP⌝ you’ve earned</text:span><text:span text:style-name="T391">. </text:span><text:span text:style-name="T385">Talk as a group about this: maybe they remember something you forgot. </text:span><text:span text:style-name="T386">Ultimately, though, it’s up to you.</text:span></text:p>
      <text:p text:style-name="P53"/>
      <text:p text:style-name="P24"><text:span text:style-name="T386">Y</text:span><text:span text:style-name="T383">ou get 1 XP for each item </text:span><text:span text:style-name="T396">below that</text:span><text:span text:style-name="T383"> you </text:span><text:span text:style-name="T392">(not the GM) </text:span><text:span text:style-name="T383">think is true for this play session. </text:span><text:span text:style-name="T397">Y</text:span><text:span text:style-name="T396">ou can only take </text:span><text:span text:style-name="T397">each item </text:span><text:span text:style-name="T396">once, even if you did the thing multiple times in the session.</text:span></text:p>
      <text:p text:style-name="P54"/>
      <text:list xml:id="list2933924489" text:style-name="L2">
        <text:list-item>
          <text:p text:style-name="P67"><text:span text:style-name="T402">A</text:span><text:span text:style-name="T383">t no point did </text:span><text:span text:style-name="T94">⌞you die⌝</text:span><text:span text:style-name="T139">.</text:span></text:p>
        </text:list-item>
        <text:list-item>
          <text:p text:style-name="P62"><text:span text:style-name="T402">Y</text:span><text:span text:style-name="T383">ou made a particularly badass </text:span><text:span text:style-name="T405">or clutch</text:span><text:span text:style-name="T383"> </text:span><text:span text:style-name="T139">⌞</text:span><text:span text:style-name="T144">story move⌝</text:span><text:span text:style-name="T383"> that </text:span><text:span text:style-name="T390">reinforced your</text:span><text:span text:style-name="T387"> Concept.</text:span></text:p>
        </text:list-item>
        <text:list-item>
          <text:p text:style-name="P63"><text:span text:style-name="T402">Y</text:span><text:span text:style-name="T383">ou </text:span><text:span text:style-name="T389">suffered</text:span><text:span text:style-name="T383"> a particularly painful (or hilarious) blunder </text:span><text:span text:style-name="T394">as a result of</text:span><text:span text:style-name="T383"> </text:span><text:span text:style-name="T388">playing to your Concept—</text:span><text:span text:style-name="T403">this </text:span><text:span text:style-name="T148">doesn’t</text:span><text:span text:style-name="T403"> have to be a </text:span><text:span text:style-name="T404">failed roll.</text:span></text:p>
        </text:list-item>
        <text:list-item>
          <text:p text:style-name="P64"><text:span text:style-name="T402">Y</text:span><text:span text:style-name="T383">ou </text:span><text:span text:style-name="T395">made </text:span><text:span text:style-name="T412">a </text:span><text:span text:style-name="T145">⌞</text:span><text:span text:style-name="T143">story move⌝ </text:span><text:span text:style-name="T395">to pursue</text:span><text:span text:style-name="T383"> </text:span><text:span text:style-name="T398">a </text:span><text:span text:style-name="T383">Drive.</text:span></text:p>
        </text:list-item>
        <text:list-item>
          <text:p text:style-name="P65"><text:span text:style-name="T383">You offer the GM </text:span><text:span text:style-name="T408">honest-</text:span><text:span text:style-name="T407">but-</text:span><text:span text:style-name="T409">g</text:span><text:span text:style-name="T383">entle constructive </text:span><text:span text:style-name="T411">feedback </text:span><text:span text:style-name="T383">when the</text:span><text:span text:style-name="T406">y do </text:span><text:span text:style-name="T410">GM </text:span><text:span text:style-name="T383">XP.</text:span></text:p>
          <text:p text:style-name="P78"><text:span text:style-name="T383"/></text:p>
        </text:list-item>
      </text:list>
      <text:p text:style-name="P23"><text:span text:style-name="T97">Level up</text:span><text:span text:style-name="T421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171">ill </text:span><text:span text:style-name="T172">a </text:span><text:span text:style-name="T153">○ </text:span><text:span text:style-name="T173">in your playbook—</text:span><text:span text:style-name="T174">y</text:span><text:span text:style-name="T175">ou must fulfill all other criteria to buy the item.</text:span><text:span text:style-name="T312"> </text:span><text:span text:style-name="T327">🗣 </text:span><text:span text:style-name="T374">Instead</text:span><text:span text:style-name="T176"> of </text:span><text:span text:style-name="T177">buy</text:span><text:span text:style-name="T178">ing </text:span><text:span text:style-name="T179">a </text:span><text:span text:style-name="T153">○</text:span><text:span text:style-name="T176">, </text:span><text:span text:style-name="T180">the GM </text:span><text:span text:style-name="T375">might let you buy </text:span><text:span text:style-name="T376">or remove a permanent </text:span><text:span text:style-name="T333">⌞</text:span><text:span text:style-name="T376">status⌝</text:span><text:span text:style-name="T377">. </text:span><text:span text:style-name="T378">You </text:span><text:span text:style-name="T379">probably </text:span><text:span text:style-name="T378">can’t </text:span><text:span text:style-name="T379">buy a </text:span><text:span text:style-name="T350">△, </text:span><text:span text:style-name="T351">but you could ask </text:span><text:span text:style-name="T352">anyway.</text:span></text:p>
      <text:p text:style-name="P23"><text:span text:style-name="T3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12:37:16.519834606</dc:date>
    <meta:editing-duration>P13DT2H33M47S</meta:editing-duration>
    <meta:editing-cycles>3477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2" meta:word-count="1415" meta:character-count="7558" meta:non-whitespace-character-count="6231"/>
  </office:meta>
</office:document-meta>
</file>